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7616"/>
    </style:style>
    <style:style style:name="P2" style:family="paragraph" style:parent-style-name="Standard">
      <style:text-properties officeooo:paragraph-rsid="0020dea3"/>
    </style:style>
    <style:style style:name="T1" style:family="text">
      <style:text-properties officeooo:rsid="001f76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sion: '3'</text:p>
      <text:p text:style-name="P2">services:</text:p>
      <text:p text:style-name="P2"><text:s text:c="3"/>myubuntu:</text:p>
      <text:p text:style-name="P2"><text:s text:c="5"/>image: krishnadeepak/durity-docker-images-architecture:dockerubuntu</text:p>
      <text:p text:style-name="P2"><text:s text:c="5"/>container_name: durityubuntu</text:p>
      <text:p text:style-name="P2"><text:s text:c="5"/>ports:</text:p>
      <text:p text:style-name="P2"><text:s text:c="7"/>- "8080:8080"</text:p>
      <text:p text:style-name="P2"><text:s text:c="5"/>restart: always</text:p>
      <text:p text:style-name="P2"><text:s text:c="3"/>mongodb:</text:p>
      <text:p text:style-name="P2"><text:s text:c="5"/>image: krishnadeepak/durity-docker-images-architecture:mongodb3.6.3</text:p>
      <text:p text:style-name="P2"><text:s text:c="5"/>container_name: duritymongo</text:p>
      <text:p text:style-name="P2"><text:s text:c="5"/>environment:</text:p>
      <text:p text:style-name="P2"><text:s text:c="7"/>MONGO_INITDB_ROOT_USERNAME: mongoadmin</text:p>
      <text:p text:style-name="P2"><text:s text:c="7"/>MONGO_INITDB_ROOT_PASSWORD: admin@8055</text:p>
      <text:p text:style-name="P2"><text:s text:c="7"/>MONGO_INITDB_DATABASE: prod</text:p>
      <text:p text:style-name="P2"><text:s text:c="7"/>MONGO_INITDB_USER: mongoaccess</text:p>
      <text:p text:style-name="P2"><text:s text:c="7"/>MONGO_INITDB_PASS: 8Xz9*!\D8055</text:p>
      <text:p text:style-name="P2"><text:s text:c="5"/>ports:</text:p>
      <text:p text:style-name="P2"><text:s text:c="7"/>- "27017:27017"</text:p>
      <text:p text:style-name="P2"><text:s text:c="5"/>volumes:</text:p>
      <text:p text:style-name="P2"><text:s text:c="7"/>- /var/lib/docker/volumes/mongohome/_data:/data/db</text:p>
      <text:p text:style-name="P2"><text:s text:c="5"/>restart: always</text:p>
      <text:p text:style-name="P2"><text:s text:c="3"/>nginx:</text:p>
      <text:p text:style-name="P2"><text:s text:c="5"/>image: krishnadeepak/durity-docker-images-architecture:nginx-proxy</text:p>
      <text:p text:style-name="P2"><text:s text:c="5"/>container_name: duritynginx</text:p>
      <text:p text:style-name="P2"><text:s text:c="5"/>ports:</text:p>
      <text:p text:style-name="P2"><text:s text:c="7"/>- "443:443"</text:p>
      <text:p text:style-name="P2"><text:s text:c="7"/>- "80:80"</text:p>
      <text:p text:style-name="P2"><text:s text:c="5"/>volumes:</text:p>
      <text:p text:style-name="P2"><text:s text:c="7"/>- /var/lib/docker/volumes/nginxhome/_data:/usr/share/nginx/html</text:p>
      <text:p text:style-name="P2"><text:s text:c="5"/>restart: always</text:p>
      <text:p text:style-name="P2"><text:s text:c="3"/>mynode:</text:p>
      <text:p text:style-name="P2"><text:s text:c="5"/>image: krishnadeepak/durity-docker-images-architecture:node_api</text:p>
      <text:p text:style-name="P2"><text:s text:c="5"/>container_name: durityapi</text:p>
      <text:p text:style-name="P2"><text:s text:c="5"/>ports:</text:p>
      <text:p text:style-name="P2"><text:s text:c="7"/>- "8888:8888"</text:p>
      <text:p text:style-name="P2"><text:s text:c="7"/>- "9999:9999"</text:p>
      <text:p text:style-name="P2"><text:s text:c="5"/>volumes:</text:p>
      <text:p text:style-name="P2"><text:s text:c="7"/>- /var/lib/docker/volumes/nodehome/_data:/home/node/app</text:p>
      <text:p text:style-name="P2"><text:s text:c="5"/>restart: alway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20:32:43.852906424</meta:creation-date>
    <dc:date>2020-08-19T15:25:00.380058416</dc:date>
    <meta:editing-duration>PT3H13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0" meta:word-count="67" meta:character-count="1157" meta:non-whitespace-character-count="920"/>
  </office:meta>
</office:document-meta>
</file>